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f17210" style:family="table" style:master-page-name="ta-mp-0xf17210">
      <style:table-properties table:display="true" style:writing-mode="lr-tb"/>
    </style:style>
    <style:style style:name="ta-0xf17400" style:family="table" style:master-page-name="ta-mp-0xf17400">
      <style:table-properties table:display="true" style:writing-mode="lr-tb"/>
    </style:style>
    <style:style style:name="ta-0xf175f0" style:family="table" style:master-page-name="ta-mp-0xf17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0357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35a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358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35b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359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35c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0.00pt" style:use-optimal-column-width="false"/>
    </style:style>
    <style:style style:name="ACOL-2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latt1" table:style-name="ta-0xf17210" table:print="true">
        <office:forms form:automatic-focus="false" form:apply-design-mode="false">
          <form:form/>
        </office:forms>
        <table:table-column table:default-cell-style-name="ACE-0x1035aa8" table:style-name="ACOL-1" table:number-columns-repeated="12"/>
        <table:table-column table:default-cell-style-name="ACE-0x1035aa8" table:style-name="ACOL-0" table:number-columns-repeated="244"/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1:.C1]);2)" office:value-type="float" office:value="0">
            <text:p>0</text:p>
          </table:table-cell>
          <table:table-cell table:style-name="ACE-0x1035aa8" table:formula="of:=MOD(SUM([.B1:.D1]);2)" office:value-type="float" office:value="0">
            <text:p>0</text:p>
          </table:table-cell>
          <table:table-cell table:style-name="ACE-0x1035aa8" table:formula="of:=MOD(SUM([.C1:.E1]);2)" office:value-type="float" office:value="0">
            <text:p>0</text:p>
          </table:table-cell>
          <table:table-cell table:style-name="ACE-0x1035aa8" table:formula="of:=MOD(SUM([.D1:.F1]);2)" office:value-type="float" office:value="0">
            <text:p>0</text:p>
          </table:table-cell>
          <table:table-cell table:style-name="ACE-0x1035aa8" table:formula="of:=MOD(SUM([.E1:.G1]);2)" office:value-type="float" office:value="0">
            <text:p>0</text:p>
          </table:table-cell>
          <table:table-cell table:style-name="ACE-0x1035aa8" table:formula="of:=MOD(SUM([.F1:.H1]);2)" office:value-type="float" office:value="0">
            <text:p>0</text:p>
          </table:table-cell>
          <table:table-cell table:style-name="ACE-0x1035aa8" table:formula="of:=MOD(SUM([.G1:.I1]);2)" office:value-type="float" office:value="0">
            <text:p>0</text:p>
          </table:table-cell>
          <table:table-cell table:style-name="ACE-0x1035aa8" table:formula="of:=MOD(SUM([.H1:.J1]);2)" office:value-type="float" office:value="0">
            <text:p>0</text:p>
          </table:table-cell>
          <table:table-cell table:style-name="ACE-0x1035aa8" table:formula="of:=MOD(SUM([.I1:.K1]);2)" office:value-type="float" office:value="0">
            <text:p>0</text:p>
          </table:table-cell>
          <table:table-cell table:style-name="ACE-0x1035aa8" table:formula="of:=MOD(SUM([.J1:.L1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2:.C2]);2)" office:value-type="float" office:value="0">
            <text:p>0</text:p>
          </table:table-cell>
          <table:table-cell table:style-name="ACE-0x1035aa8" table:formula="of:=MOD(SUM([.B2:.D2]);2)" office:value-type="float" office:value="0">
            <text:p>0</text:p>
          </table:table-cell>
          <table:table-cell table:style-name="ACE-0x1035aa8" table:formula="of:=MOD(SUM([.C2:.E2]);2)" office:value-type="float" office:value="0">
            <text:p>0</text:p>
          </table:table-cell>
          <table:table-cell table:style-name="ACE-0x1035aa8" table:formula="of:=MOD(SUM([.D2:.F2]);2)" office:value-type="float" office:value="0">
            <text:p>0</text:p>
          </table:table-cell>
          <table:table-cell table:style-name="ACE-0x1035aa8" table:formula="of:=MOD(SUM([.E2:.G2]);2)" office:value-type="float" office:value="0">
            <text:p>0</text:p>
          </table:table-cell>
          <table:table-cell table:style-name="ACE-0x1035aa8" table:formula="of:=MOD(SUM([.F2:.H2]);2)" office:value-type="float" office:value="0">
            <text:p>0</text:p>
          </table:table-cell>
          <table:table-cell table:style-name="ACE-0x1035aa8" table:formula="of:=MOD(SUM([.G2:.I2]);2)" office:value-type="float" office:value="0">
            <text:p>0</text:p>
          </table:table-cell>
          <table:table-cell table:style-name="ACE-0x1035aa8" table:formula="of:=MOD(SUM([.H2:.J2]);2)" office:value-type="float" office:value="0">
            <text:p>0</text:p>
          </table:table-cell>
          <table:table-cell table:style-name="ACE-0x1035aa8" table:formula="of:=MOD(SUM([.I2:.K2]);2)" office:value-type="float" office:value="0">
            <text:p>0</text:p>
          </table:table-cell>
          <table:table-cell table:style-name="ACE-0x1035aa8" table:formula="of:=MOD(SUM([.J2:.L2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3:.C3]);2)" office:value-type="float" office:value="0">
            <text:p>0</text:p>
          </table:table-cell>
          <table:table-cell table:style-name="ACE-0x1035aa8" table:formula="of:=MOD(SUM([.B3:.D3]);2)" office:value-type="float" office:value="0">
            <text:p>0</text:p>
          </table:table-cell>
          <table:table-cell table:style-name="ACE-0x1035aa8" table:formula="of:=MOD(SUM([.C3:.E3]);2)" office:value-type="float" office:value="0">
            <text:p>0</text:p>
          </table:table-cell>
          <table:table-cell table:style-name="ACE-0x1035aa8" table:formula="of:=MOD(SUM([.D3:.F3]);2)" office:value-type="float" office:value="0">
            <text:p>0</text:p>
          </table:table-cell>
          <table:table-cell table:style-name="ACE-0x1035aa8" table:formula="of:=MOD(SUM([.E3:.G3]);2)" office:value-type="float" office:value="0">
            <text:p>0</text:p>
          </table:table-cell>
          <table:table-cell table:style-name="ACE-0x1035aa8" table:formula="of:=MOD(SUM([.F3:.H3]);2)" office:value-type="float" office:value="0">
            <text:p>0</text:p>
          </table:table-cell>
          <table:table-cell table:style-name="ACE-0x1035aa8" table:formula="of:=MOD(SUM([.G3:.I3]);2)" office:value-type="float" office:value="0">
            <text:p>0</text:p>
          </table:table-cell>
          <table:table-cell table:style-name="ACE-0x1035aa8" table:formula="of:=MOD(SUM([.H3:.J3]);2)" office:value-type="float" office:value="0">
            <text:p>0</text:p>
          </table:table-cell>
          <table:table-cell table:style-name="ACE-0x1035aa8" table:formula="of:=MOD(SUM([.I3:.K3]);2)" office:value-type="float" office:value="0">
            <text:p>0</text:p>
          </table:table-cell>
          <table:table-cell table:style-name="ACE-0x1035aa8" table:formula="of:=MOD(SUM([.J3:.L3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4:.C4]);2)" office:value-type="float" office:value="0">
            <text:p>0</text:p>
          </table:table-cell>
          <table:table-cell table:style-name="ACE-0x1035aa8" table:formula="of:=MOD(SUM([.B4:.D4]);2)" office:value-type="float" office:value="0">
            <text:p>0</text:p>
          </table:table-cell>
          <table:table-cell table:style-name="ACE-0x1035aa8" table:formula="of:=MOD(SUM([.C4:.E4]);2)" office:value-type="float" office:value="0">
            <text:p>0</text:p>
          </table:table-cell>
          <table:table-cell table:style-name="ACE-0x1035aa8" table:formula="of:=MOD(SUM([.D4:.F4]);2)" office:value-type="float" office:value="0">
            <text:p>0</text:p>
          </table:table-cell>
          <table:table-cell table:style-name="ACE-0x1035aa8" table:formula="of:=MOD(SUM([.E4:.G4]);2)" office:value-type="float" office:value="0">
            <text:p>0</text:p>
          </table:table-cell>
          <table:table-cell table:style-name="ACE-0x1035aa8" table:formula="of:=MOD(SUM([.F4:.H4]);2)" office:value-type="float" office:value="0">
            <text:p>0</text:p>
          </table:table-cell>
          <table:table-cell table:style-name="ACE-0x1035aa8" table:formula="of:=MOD(SUM([.G4:.I4]);2)" office:value-type="float" office:value="0">
            <text:p>0</text:p>
          </table:table-cell>
          <table:table-cell table:style-name="ACE-0x1035aa8" table:formula="of:=MOD(SUM([.H4:.J4]);2)" office:value-type="float" office:value="0">
            <text:p>0</text:p>
          </table:table-cell>
          <table:table-cell table:style-name="ACE-0x1035aa8" table:formula="of:=MOD(SUM([.I4:.K4]);2)" office:value-type="float" office:value="0">
            <text:p>0</text:p>
          </table:table-cell>
          <table:table-cell table:style-name="ACE-0x1035aa8" table:formula="of:=MOD(SUM([.J4:.L4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5:.C5]);2)" office:value-type="float" office:value="0">
            <text:p>0</text:p>
          </table:table-cell>
          <table:table-cell table:style-name="ACE-0x1035aa8" table:formula="of:=MOD(SUM([.B5:.D5]);2)" office:value-type="float" office:value="0">
            <text:p>0</text:p>
          </table:table-cell>
          <table:table-cell table:style-name="ACE-0x1035aa8" table:formula="of:=MOD(SUM([.C5:.E5]);2)" office:value-type="float" office:value="0">
            <text:p>0</text:p>
          </table:table-cell>
          <table:table-cell table:style-name="ACE-0x1035aa8" table:formula="of:=MOD(SUM([.D5:.F5]);2)" office:value-type="float" office:value="0">
            <text:p>0</text:p>
          </table:table-cell>
          <table:table-cell table:style-name="ACE-0x1035aa8" table:formula="of:=MOD(SUM([.E5:.G5]);2)" office:value-type="float" office:value="0">
            <text:p>0</text:p>
          </table:table-cell>
          <table:table-cell table:style-name="ACE-0x1035aa8" table:formula="of:=MOD(SUM([.F5:.H5]);2)" office:value-type="float" office:value="0">
            <text:p>0</text:p>
          </table:table-cell>
          <table:table-cell table:style-name="ACE-0x1035aa8" table:formula="of:=MOD(SUM([.G5:.I5]);2)" office:value-type="float" office:value="0">
            <text:p>0</text:p>
          </table:table-cell>
          <table:table-cell table:style-name="ACE-0x1035aa8" table:formula="of:=MOD(SUM([.H5:.J5]);2)" office:value-type="float" office:value="0">
            <text:p>0</text:p>
          </table:table-cell>
          <table:table-cell table:style-name="ACE-0x1035aa8" table:formula="of:=MOD(SUM([.I5:.K5]);2)" office:value-type="float" office:value="0">
            <text:p>0</text:p>
          </table:table-cell>
          <table:table-cell table:style-name="ACE-0x1035aa8" table:formula="of:=MOD(SUM([.J5:.L5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6:.C6]);2)" office:value-type="float" office:value="0">
            <text:p>0</text:p>
          </table:table-cell>
          <table:table-cell table:style-name="ACE-0x1035aa8" table:formula="of:=MOD(SUM([.B6:.D6]);2)" office:value-type="float" office:value="0">
            <text:p>0</text:p>
          </table:table-cell>
          <table:table-cell table:style-name="ACE-0x1035aa8" table:formula="of:=MOD(SUM([.C6:.E6]);2)" office:value-type="float" office:value="0">
            <text:p>0</text:p>
          </table:table-cell>
          <table:table-cell table:style-name="ACE-0x1035aa8" table:formula="of:=MOD(SUM([.D6:.F6]);2)" office:value-type="float" office:value="0">
            <text:p>0</text:p>
          </table:table-cell>
          <table:table-cell table:style-name="ACE-0x1035aa8" table:formula="of:=MOD(SUM([.E6:.G6]);2)" office:value-type="float" office:value="0">
            <text:p>0</text:p>
          </table:table-cell>
          <table:table-cell table:style-name="ACE-0x1035aa8" table:formula="of:=MOD(SUM([.F6:.H6]);2)" office:value-type="float" office:value="0">
            <text:p>0</text:p>
          </table:table-cell>
          <table:table-cell table:style-name="ACE-0x1035aa8" table:formula="of:=MOD(SUM([.G6:.I6]);2)" office:value-type="float" office:value="0">
            <text:p>0</text:p>
          </table:table-cell>
          <table:table-cell table:style-name="ACE-0x1035aa8" table:formula="of:=MOD(SUM([.H6:.J6]);2)" office:value-type="float" office:value="0">
            <text:p>0</text:p>
          </table:table-cell>
          <table:table-cell table:style-name="ACE-0x1035aa8" table:formula="of:=MOD(SUM([.I6:.K6]);2)" office:value-type="float" office:value="0">
            <text:p>0</text:p>
          </table:table-cell>
          <table:table-cell table:style-name="ACE-0x1035aa8" table:formula="of:=MOD(SUM([.J6:.L6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7:.C7]);2)" office:value-type="float" office:value="0">
            <text:p>0</text:p>
          </table:table-cell>
          <table:table-cell table:style-name="ACE-0x1035aa8" table:formula="of:=MOD(SUM([.B7:.D7]);2)" office:value-type="float" office:value="0">
            <text:p>0</text:p>
          </table:table-cell>
          <table:table-cell table:style-name="ACE-0x1035aa8" table:formula="of:=MOD(SUM([.C7:.E7]);2)" office:value-type="float" office:value="0">
            <text:p>0</text:p>
          </table:table-cell>
          <table:table-cell table:style-name="ACE-0x1035aa8" table:formula="of:=MOD(SUM([.D7:.F7]);2)" office:value-type="float" office:value="0">
            <text:p>0</text:p>
          </table:table-cell>
          <table:table-cell table:style-name="ACE-0x1035aa8" table:formula="of:=MOD(SUM([.E7:.G7]);2)" office:value-type="float" office:value="0">
            <text:p>0</text:p>
          </table:table-cell>
          <table:table-cell table:style-name="ACE-0x1035aa8" table:formula="of:=MOD(SUM([.F7:.H7]);2)" office:value-type="float" office:value="0">
            <text:p>0</text:p>
          </table:table-cell>
          <table:table-cell table:style-name="ACE-0x1035aa8" table:formula="of:=MOD(SUM([.G7:.I7]);2)" office:value-type="float" office:value="0">
            <text:p>0</text:p>
          </table:table-cell>
          <table:table-cell table:style-name="ACE-0x1035aa8" table:formula="of:=MOD(SUM([.H7:.J7]);2)" office:value-type="float" office:value="0">
            <text:p>0</text:p>
          </table:table-cell>
          <table:table-cell table:style-name="ACE-0x1035aa8" table:formula="of:=MOD(SUM([.I7:.K7]);2)" office:value-type="float" office:value="0">
            <text:p>0</text:p>
          </table:table-cell>
          <table:table-cell table:style-name="ACE-0x1035aa8" table:formula="of:=MOD(SUM([.J7:.L7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8:.C8]);2)" office:value-type="float" office:value="0">
            <text:p>0</text:p>
          </table:table-cell>
          <table:table-cell table:style-name="ACE-0x1035aa8" table:formula="of:=MOD(SUM([.B8:.D8]);2)" office:value-type="float" office:value="0">
            <text:p>0</text:p>
          </table:table-cell>
          <table:table-cell table:style-name="ACE-0x1035aa8" table:formula="of:=MOD(SUM([.C8:.E8]);2)" office:value-type="float" office:value="0">
            <text:p>0</text:p>
          </table:table-cell>
          <table:table-cell table:style-name="ACE-0x1035aa8" table:formula="of:=MOD(SUM([.D8:.F8]);2)" office:value-type="float" office:value="0">
            <text:p>0</text:p>
          </table:table-cell>
          <table:table-cell table:style-name="ACE-0x1035aa8" table:formula="of:=MOD(SUM([.E8:.G8]);2)" office:value-type="float" office:value="0">
            <text:p>0</text:p>
          </table:table-cell>
          <table:table-cell table:style-name="ACE-0x1035aa8" table:formula="of:=MOD(SUM([.F8:.H8]);2)" office:value-type="float" office:value="0">
            <text:p>0</text:p>
          </table:table-cell>
          <table:table-cell table:style-name="ACE-0x1035aa8" table:formula="of:=MOD(SUM([.G8:.I8]);2)" office:value-type="float" office:value="0">
            <text:p>0</text:p>
          </table:table-cell>
          <table:table-cell table:style-name="ACE-0x1035aa8" table:formula="of:=MOD(SUM([.H8:.J8]);2)" office:value-type="float" office:value="0">
            <text:p>0</text:p>
          </table:table-cell>
          <table:table-cell table:style-name="ACE-0x1035aa8" table:formula="of:=MOD(SUM([.I8:.K8]);2)" office:value-type="float" office:value="0">
            <text:p>0</text:p>
          </table:table-cell>
          <table:table-cell table:style-name="ACE-0x1035aa8" table:formula="of:=MOD(SUM([.J8:.L8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9:.C9]);2)" office:value-type="float" office:value="0">
            <text:p>0</text:p>
          </table:table-cell>
          <table:table-cell table:style-name="ACE-0x1035aa8" table:formula="of:=MOD(SUM([.B9:.D9]);2)" office:value-type="float" office:value="0">
            <text:p>0</text:p>
          </table:table-cell>
          <table:table-cell table:style-name="ACE-0x1035aa8" table:formula="of:=MOD(SUM([.C9:.E9]);2)" office:value-type="float" office:value="0">
            <text:p>0</text:p>
          </table:table-cell>
          <table:table-cell table:style-name="ACE-0x1035aa8" table:formula="of:=MOD(SUM([.D9:.F9]);2)" office:value-type="float" office:value="0">
            <text:p>0</text:p>
          </table:table-cell>
          <table:table-cell table:style-name="ACE-0x1035aa8" table:formula="of:=MOD(SUM([.E9:.G9]);2)" office:value-type="float" office:value="0">
            <text:p>0</text:p>
          </table:table-cell>
          <table:table-cell table:style-name="ACE-0x1035aa8" table:formula="of:=MOD(SUM([.F9:.H9]);2)" office:value-type="float" office:value="0">
            <text:p>0</text:p>
          </table:table-cell>
          <table:table-cell table:style-name="ACE-0x1035aa8" table:formula="of:=MOD(SUM([.G9:.I9]);2)" office:value-type="float" office:value="0">
            <text:p>0</text:p>
          </table:table-cell>
          <table:table-cell table:style-name="ACE-0x1035aa8" table:formula="of:=MOD(SUM([.H9:.J9]);2)" office:value-type="float" office:value="0">
            <text:p>0</text:p>
          </table:table-cell>
          <table:table-cell table:style-name="ACE-0x1035aa8" table:formula="of:=MOD(SUM([.I9:.K9]);2)" office:value-type="float" office:value="0">
            <text:p>0</text:p>
          </table:table-cell>
          <table:table-cell table:style-name="ACE-0x1035aa8" table:formula="of:=MOD(SUM([.J9:.L9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10:.C10]);2)" office:value-type="float" office:value="0">
            <text:p>0</text:p>
          </table:table-cell>
          <table:table-cell table:style-name="ACE-0x1035aa8" table:formula="of:=MOD(SUM([.B10:.D10]);2)" office:value-type="float" office:value="0">
            <text:p>0</text:p>
          </table:table-cell>
          <table:table-cell table:style-name="ACE-0x1035aa8" table:formula="of:=MOD(SUM([.C10:.E10]);2)" office:value-type="float" office:value="0">
            <text:p>0</text:p>
          </table:table-cell>
          <table:table-cell table:style-name="ACE-0x1035aa8" table:formula="of:=MOD(SUM([.D10:.F10]);2)" office:value-type="float" office:value="0">
            <text:p>0</text:p>
          </table:table-cell>
          <table:table-cell table:style-name="ACE-0x1035aa8" table:formula="of:=MOD(SUM([.E10:.G10]);2)" office:value-type="float" office:value="0">
            <text:p>0</text:p>
          </table:table-cell>
          <table:table-cell table:style-name="ACE-0x1035aa8" table:formula="of:=MOD(SUM([.F10:.H10]);2)" office:value-type="float" office:value="0">
            <text:p>0</text:p>
          </table:table-cell>
          <table:table-cell table:style-name="ACE-0x1035aa8" table:formula="of:=MOD(SUM([.G10:.I10]);2)" office:value-type="float" office:value="0">
            <text:p>0</text:p>
          </table:table-cell>
          <table:table-cell table:style-name="ACE-0x1035aa8" table:formula="of:=MOD(SUM([.H10:.J10]);2)" office:value-type="float" office:value="0">
            <text:p>0</text:p>
          </table:table-cell>
          <table:table-cell table:style-name="ACE-0x1035aa8" table:formula="of:=MOD(SUM([.I10:.K10]);2)" office:value-type="float" office:value="0">
            <text:p>0</text:p>
          </table:table-cell>
          <table:table-cell table:style-name="ACE-0x1035aa8" table:formula="of:=MOD(SUM([.J10:.L10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11:.C11]);2)" office:value-type="float" office:value="0">
            <text:p>0</text:p>
          </table:table-cell>
          <table:table-cell table:style-name="ACE-0x1035aa8" table:formula="of:=MOD(SUM([.B11:.D11]);2)" office:value-type="float" office:value="0">
            <text:p>0</text:p>
          </table:table-cell>
          <table:table-cell table:style-name="ACE-0x1035aa8" table:formula="of:=MOD(SUM([.C11:.E11]);2)" office:value-type="float" office:value="0">
            <text:p>0</text:p>
          </table:table-cell>
          <table:table-cell table:style-name="ACE-0x1035aa8" table:formula="of:=MOD(SUM([.D11:.F11]);2)" office:value-type="float" office:value="0">
            <text:p>0</text:p>
          </table:table-cell>
          <table:table-cell table:style-name="ACE-0x1035aa8" table:formula="of:=MOD(SUM([.E11:.G11]);2)" office:value-type="float" office:value="0">
            <text:p>0</text:p>
          </table:table-cell>
          <table:table-cell table:style-name="ACE-0x1035aa8" table:formula="of:=MOD(SUM([.F11:.H11]);2)" office:value-type="float" office:value="0">
            <text:p>0</text:p>
          </table:table-cell>
          <table:table-cell table:style-name="ACE-0x1035aa8" table:formula="of:=MOD(SUM([.G11:.I11]);2)" office:value-type="float" office:value="0">
            <text:p>0</text:p>
          </table:table-cell>
          <table:table-cell table:style-name="ACE-0x1035aa8" table:formula="of:=MOD(SUM([.H11:.J11]);2)" office:value-type="float" office:value="0">
            <text:p>0</text:p>
          </table:table-cell>
          <table:table-cell table:style-name="ACE-0x1035aa8" table:formula="of:=MOD(SUM([.I11:.K11]);2)" office:value-type="float" office:value="0">
            <text:p>0</text:p>
          </table:table-cell>
          <table:table-cell table:style-name="ACE-0x1035aa8" table:formula="of:=MOD(SUM([.J11:.L11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12:.C12]);2)" office:value-type="float" office:value="0">
            <text:p>0</text:p>
          </table:table-cell>
          <table:table-cell table:style-name="ACE-0x1035aa8" table:formula="of:=MOD(SUM([.B12:.D12]);2)" office:value-type="float" office:value="0">
            <text:p>0</text:p>
          </table:table-cell>
          <table:table-cell table:style-name="ACE-0x1035aa8" table:formula="of:=MOD(SUM([.C12:.E12]);2)" office:value-type="float" office:value="0">
            <text:p>0</text:p>
          </table:table-cell>
          <table:table-cell table:style-name="ACE-0x1035aa8" table:formula="of:=MOD(SUM([.D12:.F12]);2)" office:value-type="float" office:value="0">
            <text:p>0</text:p>
          </table:table-cell>
          <table:table-cell table:style-name="ACE-0x1035aa8" table:formula="of:=MOD(SUM([.E12:.G12]);2)" office:value-type="float" office:value="0">
            <text:p>0</text:p>
          </table:table-cell>
          <table:table-cell table:style-name="ACE-0x1035aa8" table:formula="of:=MOD(SUM([.F12:.H12]);2)" office:value-type="float" office:value="0">
            <text:p>0</text:p>
          </table:table-cell>
          <table:table-cell table:style-name="ACE-0x1035aa8" table:formula="of:=MOD(SUM([.G12:.I12]);2)" office:value-type="float" office:value="0">
            <text:p>0</text:p>
          </table:table-cell>
          <table:table-cell table:style-name="ACE-0x1035aa8" table:formula="of:=MOD(SUM([.H12:.J12]);2)" office:value-type="float" office:value="0">
            <text:p>0</text:p>
          </table:table-cell>
          <table:table-cell table:style-name="ACE-0x1035aa8" table:formula="of:=MOD(SUM([.I12:.K12]);2)" office:value-type="float" office:value="0">
            <text:p>0</text:p>
          </table:table-cell>
          <table:table-cell table:style-name="ACE-0x1035aa8" table:formula="of:=MOD(SUM([.J12:.L12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13:.C13]);2)" office:value-type="float" office:value="0">
            <text:p>0</text:p>
          </table:table-cell>
          <table:table-cell table:style-name="ACE-0x1035aa8" table:formula="of:=MOD(SUM([.B13:.D13]);2)" office:value-type="float" office:value="0">
            <text:p>0</text:p>
          </table:table-cell>
          <table:table-cell table:style-name="ACE-0x1035aa8" table:formula="of:=MOD(SUM([.C13:.E13]);2)" office:value-type="float" office:value="0">
            <text:p>0</text:p>
          </table:table-cell>
          <table:table-cell table:style-name="ACE-0x1035aa8" table:formula="of:=MOD(SUM([.D13:.F13]);2)" office:value-type="float" office:value="0">
            <text:p>0</text:p>
          </table:table-cell>
          <table:table-cell table:style-name="ACE-0x1035aa8" table:formula="of:=MOD(SUM([.E13:.G13]);2)" office:value-type="float" office:value="0">
            <text:p>0</text:p>
          </table:table-cell>
          <table:table-cell table:style-name="ACE-0x1035aa8" table:formula="of:=MOD(SUM([.F13:.H13]);2)" office:value-type="float" office:value="0">
            <text:p>0</text:p>
          </table:table-cell>
          <table:table-cell table:style-name="ACE-0x1035aa8" table:formula="of:=MOD(SUM([.G13:.I13]);2)" office:value-type="float" office:value="0">
            <text:p>0</text:p>
          </table:table-cell>
          <table:table-cell table:style-name="ACE-0x1035aa8" table:formula="of:=MOD(SUM([.H13:.J13]);2)" office:value-type="float" office:value="0">
            <text:p>0</text:p>
          </table:table-cell>
          <table:table-cell table:style-name="ACE-0x1035aa8" table:formula="of:=MOD(SUM([.I13:.K13]);2)" office:value-type="float" office:value="0">
            <text:p>0</text:p>
          </table:table-cell>
          <table:table-cell table:style-name="ACE-0x1035aa8" table:formula="of:=MOD(SUM([.J13:.L13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14:.C14]);2)" office:value-type="float" office:value="0">
            <text:p>0</text:p>
          </table:table-cell>
          <table:table-cell table:style-name="ACE-0x1035aa8" table:formula="of:=MOD(SUM([.B14:.D14]);2)" office:value-type="float" office:value="0">
            <text:p>0</text:p>
          </table:table-cell>
          <table:table-cell table:style-name="ACE-0x1035aa8" table:formula="of:=MOD(SUM([.C14:.E14]);2)" office:value-type="float" office:value="0">
            <text:p>0</text:p>
          </table:table-cell>
          <table:table-cell table:style-name="ACE-0x1035aa8" table:formula="of:=MOD(SUM([.D14:.F14]);2)" office:value-type="float" office:value="0">
            <text:p>0</text:p>
          </table:table-cell>
          <table:table-cell table:style-name="ACE-0x1035aa8" table:formula="of:=MOD(SUM([.E14:.G14]);2)" office:value-type="float" office:value="0">
            <text:p>0</text:p>
          </table:table-cell>
          <table:table-cell table:style-name="ACE-0x1035aa8" table:formula="of:=MOD(SUM([.F14:.H14]);2)" office:value-type="float" office:value="0">
            <text:p>0</text:p>
          </table:table-cell>
          <table:table-cell table:style-name="ACE-0x1035aa8" table:formula="of:=MOD(SUM([.G14:.I14]);2)" office:value-type="float" office:value="0">
            <text:p>0</text:p>
          </table:table-cell>
          <table:table-cell table:style-name="ACE-0x1035aa8" table:formula="of:=MOD(SUM([.H14:.J14]);2)" office:value-type="float" office:value="0">
            <text:p>0</text:p>
          </table:table-cell>
          <table:table-cell table:style-name="ACE-0x1035aa8" table:formula="of:=MOD(SUM([.I14:.K14]);2)" office:value-type="float" office:value="0">
            <text:p>0</text:p>
          </table:table-cell>
          <table:table-cell table:style-name="ACE-0x1035aa8" table:formula="of:=MOD(SUM([.J14:.L14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15:.C15]);2)" office:value-type="float" office:value="0">
            <text:p>0</text:p>
          </table:table-cell>
          <table:table-cell table:style-name="ACE-0x1035aa8" table:formula="of:=MOD(SUM([.B15:.D15]);2)" office:value-type="float" office:value="0">
            <text:p>0</text:p>
          </table:table-cell>
          <table:table-cell table:style-name="ACE-0x1035aa8" table:formula="of:=MOD(SUM([.C15:.E15]);2)" office:value-type="float" office:value="0">
            <text:p>0</text:p>
          </table:table-cell>
          <table:table-cell table:style-name="ACE-0x1035aa8" table:formula="of:=MOD(SUM([.D15:.F15]);2)" office:value-type="float" office:value="0">
            <text:p>0</text:p>
          </table:table-cell>
          <table:table-cell table:style-name="ACE-0x1035aa8" table:formula="of:=MOD(SUM([.E15:.G15]);2)" office:value-type="float" office:value="0">
            <text:p>0</text:p>
          </table:table-cell>
          <table:table-cell table:style-name="ACE-0x1035aa8" table:formula="of:=MOD(SUM([.F15:.H15]);2)" office:value-type="float" office:value="0">
            <text:p>0</text:p>
          </table:table-cell>
          <table:table-cell table:style-name="ACE-0x1035aa8" table:formula="of:=MOD(SUM([.G15:.I15]);2)" office:value-type="float" office:value="0">
            <text:p>0</text:p>
          </table:table-cell>
          <table:table-cell table:style-name="ACE-0x1035aa8" table:formula="of:=MOD(SUM([.H15:.J15]);2)" office:value-type="float" office:value="0">
            <text:p>0</text:p>
          </table:table-cell>
          <table:table-cell table:style-name="ACE-0x1035aa8" table:formula="of:=MOD(SUM([.I15:.K15]);2)" office:value-type="float" office:value="0">
            <text:p>0</text:p>
          </table:table-cell>
          <table:table-cell table:style-name="ACE-0x1035aa8" table:formula="of:=MOD(SUM([.J15:.L15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16:.C16]);2)" office:value-type="float" office:value="0">
            <text:p>0</text:p>
          </table:table-cell>
          <table:table-cell table:style-name="ACE-0x1035aa8" table:formula="of:=MOD(SUM([.B16:.D16]);2)" office:value-type="float" office:value="0">
            <text:p>0</text:p>
          </table:table-cell>
          <table:table-cell table:style-name="ACE-0x1035aa8" table:formula="of:=MOD(SUM([.C16:.E16]);2)" office:value-type="float" office:value="0">
            <text:p>0</text:p>
          </table:table-cell>
          <table:table-cell table:style-name="ACE-0x1035aa8" table:formula="of:=MOD(SUM([.D16:.F16]);2)" office:value-type="float" office:value="0">
            <text:p>0</text:p>
          </table:table-cell>
          <table:table-cell table:style-name="ACE-0x1035aa8" table:formula="of:=MOD(SUM([.E16:.G16]);2)" office:value-type="float" office:value="0">
            <text:p>0</text:p>
          </table:table-cell>
          <table:table-cell table:style-name="ACE-0x1035aa8" table:formula="of:=MOD(SUM([.F16:.H16]);2)" office:value-type="float" office:value="0">
            <text:p>0</text:p>
          </table:table-cell>
          <table:table-cell table:style-name="ACE-0x1035aa8" table:formula="of:=MOD(SUM([.G16:.I16]);2)" office:value-type="float" office:value="0">
            <text:p>0</text:p>
          </table:table-cell>
          <table:table-cell table:style-name="ACE-0x1035aa8" table:formula="of:=MOD(SUM([.H16:.J16]);2)" office:value-type="float" office:value="0">
            <text:p>0</text:p>
          </table:table-cell>
          <table:table-cell table:style-name="ACE-0x1035aa8" table:formula="of:=MOD(SUM([.I16:.K16]);2)" office:value-type="float" office:value="0">
            <text:p>0</text:p>
          </table:table-cell>
          <table:table-cell table:style-name="ACE-0x1035aa8" table:formula="of:=MOD(SUM([.J16:.L16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17:.C17]);2)" office:value-type="float" office:value="0">
            <text:p>0</text:p>
          </table:table-cell>
          <table:table-cell table:style-name="ACE-0x1035aa8" table:formula="of:=MOD(SUM([.B17:.D17]);2)" office:value-type="float" office:value="0">
            <text:p>0</text:p>
          </table:table-cell>
          <table:table-cell table:style-name="ACE-0x1035aa8" table:formula="of:=MOD(SUM([.C17:.E17]);2)" office:value-type="float" office:value="0">
            <text:p>0</text:p>
          </table:table-cell>
          <table:table-cell table:style-name="ACE-0x1035aa8" table:formula="of:=MOD(SUM([.D17:.F17]);2)" office:value-type="float" office:value="0">
            <text:p>0</text:p>
          </table:table-cell>
          <table:table-cell table:style-name="ACE-0x1035aa8" table:formula="of:=MOD(SUM([.E17:.G17]);2)" office:value-type="float" office:value="0">
            <text:p>0</text:p>
          </table:table-cell>
          <table:table-cell table:style-name="ACE-0x1035aa8" table:formula="of:=MOD(SUM([.F17:.H17]);2)" office:value-type="float" office:value="0">
            <text:p>0</text:p>
          </table:table-cell>
          <table:table-cell table:style-name="ACE-0x1035aa8" table:formula="of:=MOD(SUM([.G17:.I17]);2)" office:value-type="float" office:value="0">
            <text:p>0</text:p>
          </table:table-cell>
          <table:table-cell table:style-name="ACE-0x1035aa8" table:formula="of:=MOD(SUM([.H17:.J17]);2)" office:value-type="float" office:value="0">
            <text:p>0</text:p>
          </table:table-cell>
          <table:table-cell table:style-name="ACE-0x1035aa8" table:formula="of:=MOD(SUM([.I17:.K17]);2)" office:value-type="float" office:value="0">
            <text:p>0</text:p>
          </table:table-cell>
          <table:table-cell table:style-name="ACE-0x1035aa8" table:formula="of:=MOD(SUM([.J17:.L17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18:.C18]);2)" office:value-type="float" office:value="0">
            <text:p>0</text:p>
          </table:table-cell>
          <table:table-cell table:style-name="ACE-0x1035aa8" table:formula="of:=MOD(SUM([.B18:.D18]);2)" office:value-type="float" office:value="0">
            <text:p>0</text:p>
          </table:table-cell>
          <table:table-cell table:style-name="ACE-0x1035aa8" table:formula="of:=MOD(SUM([.C18:.E18]);2)" office:value-type="float" office:value="0">
            <text:p>0</text:p>
          </table:table-cell>
          <table:table-cell table:style-name="ACE-0x1035aa8" table:formula="of:=MOD(SUM([.D18:.F18]);2)" office:value-type="float" office:value="0">
            <text:p>0</text:p>
          </table:table-cell>
          <table:table-cell table:style-name="ACE-0x1035aa8" table:formula="of:=MOD(SUM([.E18:.G18]);2)" office:value-type="float" office:value="0">
            <text:p>0</text:p>
          </table:table-cell>
          <table:table-cell table:style-name="ACE-0x1035aa8" table:formula="of:=MOD(SUM([.F18:.H18]);2)" office:value-type="float" office:value="0">
            <text:p>0</text:p>
          </table:table-cell>
          <table:table-cell table:style-name="ACE-0x1035aa8" table:formula="of:=MOD(SUM([.G18:.I18]);2)" office:value-type="float" office:value="0">
            <text:p>0</text:p>
          </table:table-cell>
          <table:table-cell table:style-name="ACE-0x1035aa8" table:formula="of:=MOD(SUM([.H18:.J18]);2)" office:value-type="float" office:value="0">
            <text:p>0</text:p>
          </table:table-cell>
          <table:table-cell table:style-name="ACE-0x1035aa8" table:formula="of:=MOD(SUM([.I18:.K18]);2)" office:value-type="float" office:value="0">
            <text:p>0</text:p>
          </table:table-cell>
          <table:table-cell table:style-name="ACE-0x1035aa8" table:formula="of:=MOD(SUM([.J18:.L18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1">
          <table:table-cell table:style-name="ACE-0x1035aa8" office:value-type="float" office:value="0">
            <text:p>0</text:p>
          </table:table-cell>
          <table:table-cell table:style-name="ACE-0x1035aa8" table:formula="of:=MOD(SUM([.A19:.C19]);2)" office:value-type="float" office:value="0">
            <text:p>0</text:p>
          </table:table-cell>
          <table:table-cell table:style-name="ACE-0x1035aa8" table:formula="of:=MOD(SUM([.B19:.D19]);2)" office:value-type="float" office:value="0">
            <text:p>0</text:p>
          </table:table-cell>
          <table:table-cell table:style-name="ACE-0x1035aa8" table:formula="of:=MOD(SUM([.C19:.E19]);2)" office:value-type="float" office:value="0">
            <text:p>0</text:p>
          </table:table-cell>
          <table:table-cell table:style-name="ACE-0x1035aa8" table:formula="of:=MOD(SUM([.D19:.F19]);2)" office:value-type="float" office:value="0">
            <text:p>0</text:p>
          </table:table-cell>
          <table:table-cell table:style-name="ACE-0x1035aa8" table:formula="of:=MOD(SUM([.E19:.G19]);2)" office:value-type="float" office:value="0">
            <text:p>0</text:p>
          </table:table-cell>
          <table:table-cell table:style-name="ACE-0x1035aa8" table:formula="of:=MOD(SUM([.F19:.H19]);2)" office:value-type="float" office:value="0">
            <text:p>0</text:p>
          </table:table-cell>
          <table:table-cell table:style-name="ACE-0x1035aa8" table:formula="of:=MOD(SUM([.G19:.I19]);2)" office:value-type="float" office:value="0">
            <text:p>0</text:p>
          </table:table-cell>
          <table:table-cell table:style-name="ACE-0x1035aa8" table:formula="of:=MOD(SUM([.H19:.J19]);2)" office:value-type="float" office:value="0">
            <text:p>0</text:p>
          </table:table-cell>
          <table:table-cell table:style-name="ACE-0x1035aa8" table:formula="of:=MOD(SUM([.I19:.K19]);2)" office:value-type="float" office:value="0">
            <text:p>0</text:p>
          </table:table-cell>
          <table:table-cell table:style-name="ACE-0x1035aa8" table:formula="of:=MOD(SUM([.J19:.L19]);2)" office:value-type="float" office:value="0">
            <text:p>0</text:p>
          </table:table-cell>
          <table:table-cell table:style-name="ACE-0x1035aa8" office:value-type="float" office:value="0">
            <text:p>0</text:p>
          </table:table-cell>
          <table:table-cell table:number-columns-repeated="244" table:style-name="ACE-0x1035aa8"/>
        </table:table-row>
        <table:table-row table:style-name="AROW-0">
          <table:table-cell table:number-columns-repeated="256" table:style-name="ACE-0x1035aa8"/>
        </table:table-row>
        <table:table-row table:style-name="AROW-0" table:number-rows-repeated="65515">
          <table:table-cell table:number-columns-repeated="256" table:style-name="ACE-0x1035aa8"/>
        </table:table-row>
        <table:named-expressions>
          <table:named-expression table:name="Print_Area" table:expression="of:=#&quot;#REF!&quot;" table:base-cell-address="$'Blatt1'.$A$1"/>
          <table:named-expression table:name="Sheet_Title" table:expression="of:=&quot;Blatt1&quot;" table:base-cell-address="$'Blatt1'.$A$1"/>
        </table:named-expressions>
      </table:table>
      <table:table table:name="Blatt2" table:style-name="ta-0xf17400" table:print="true">
        <office:forms form:automatic-focus="false" form:apply-design-mode="false">
          <form:form/>
        </office:forms>
        <table:table-column table:default-cell-style-name="ACE-0x1035bc8" table:style-name="ACOL-0" table:number-columns-repeated="256"/>
        <table:table-row table:style-name="AROW-0">
          <table:table-cell table:number-columns-repeated="256" table:style-name="ACE-0x1035bc8"/>
        </table:table-row>
        <table:table-row table:style-name="AROW-0">
          <table:table-cell table:number-columns-repeated="256" table:style-name="ACE-0x1035bc8"/>
        </table:table-row>
        <table:table-row table:style-name="AROW-0" table:number-rows-repeated="65534">
          <table:table-cell table:number-columns-repeated="256" table:style-name="ACE-0x1035bc8"/>
        </table:table-row>
        <table:named-expressions>
          <table:named-expression table:name="Print_Area" table:expression="of:=#&quot;#REF!&quot;" table:base-cell-address="$'Blatt2'.$A$1"/>
          <table:named-expression table:name="Sheet_Title" table:expression="of:=&quot;Blatt2&quot;" table:base-cell-address="$'Blatt2'.$A$1"/>
        </table:named-expressions>
      </table:table>
      <table:table table:name="Blatt3" table:style-name="ta-0xf175f0" table:print="true">
        <office:forms form:automatic-focus="false" form:apply-design-mode="false">
          <form:form/>
        </office:forms>
        <table:table-column table:default-cell-style-name="ACE-0x1035ce8" table:style-name="ACOL-0" table:number-columns-repeated="256"/>
        <table:table-row table:style-name="AROW-0">
          <table:table-cell table:number-columns-repeated="256" table:style-name="ACE-0x1035ce8"/>
        </table:table-row>
        <table:table-row table:style-name="AROW-0">
          <table:table-cell table:number-columns-repeated="256" table:style-name="ACE-0x1035ce8"/>
        </table:table-row>
        <table:table-row table:style-name="AROW-0" table:number-rows-repeated="65534">
          <table:table-cell table:number-columns-repeated="256" table:style-name="ACE-0x1035ce8"/>
        </table:table-row>
        <table:named-expressions>
          <table:named-expression table:name="Print_Area" table:expression="of:=#&quot;#REF!&quot;" table:base-cell-address="$'Blatt3'.$A$1"/>
          <table:named-expression table:name="Sheet_Title" table:expression="of:=&quot;Blatt3&quot;" table:base-cell-address="$'Blat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0786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0139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ff41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f17210" style:display-name="Blatt1" style:page-layout-name="pl-0x10786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f17400" style:display-name="Blatt2" style:page-layout-name="pl-0x10139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f175f0" style:display-name="Blatt3" style:page-layout-name="pl-0xff41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4-24T07:16:04Z</dc:date>
    <meta:creation-date>2015-04-24T06:47:27Z</meta:creation-date>
    <meta:generator>gnumeric/1.10.17</meta:generator>
  </office:meta>
</office:document-meta>
</file>